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under accentunder="true">
        <mstyle mathvariant="bold">
          <mrow>
            <mi>J</mi>
          </mrow>
        </mstyle>
        <mo>̲</mo>
      </munder>
      <mrow>
        <mi/>
        <mo stretchy="false">=</mo>
        <mi/>
      </mrow>
      <mfenced open="(" close=")">
        <mrow>
          <mtable>
            <mtr>
              <mtd>
                <mrow>
                  <mi>A</mi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i>B</mi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i>C</mi>
                </mrow>
              </mtd>
            </mtr>
          </mtable>
        </mrow>
      </mfenced>
    </mrow>
    <annotation encoding="StarMath 5.0">underline bold J `=` left (
matrix{ A # 0 # 0 ## 0 # B # 0 ## 0 # 0 # C}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3:53:53.551000000</meta:creation-date>
    <meta:generator>LibreOffice/4.1.4.2$Windows_x86 LibreOffice_project/0a0440ccc0227ad9829de5f46be37cfb6edcf72</meta:generator>
  </office:meta>
</office:document-meta>
</file>